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10a2" officeooo:paragraph-rsid="000c10a2"/>
    </style:style>
    <style:style style:name="P2" style:family="paragraph" style:parent-style-name="Standard">
      <style:text-properties officeooo:rsid="000c10a2" officeooo:paragraph-rsid="000d5208"/>
    </style:style>
    <style:style style:name="P3" style:family="paragraph" style:parent-style-name="Standard">
      <style:text-properties officeooo:rsid="000d5208" officeooo:paragraph-rsid="000d5208"/>
    </style:style>
    <style:style style:name="P4" style:family="paragraph" style:parent-style-name="Standard">
      <style:text-properties officeooo:rsid="000ec29e" officeooo:paragraph-rsid="000ec29e"/>
    </style:style>
    <style:style style:name="P5" style:family="paragraph" style:parent-style-name="Standard" style:list-style-name="L1">
      <style:text-properties officeooo:rsid="000ec29e" officeooo:paragraph-rsid="000ec29e"/>
    </style:style>
    <style:style style:name="P6" style:family="paragraph" style:parent-style-name="Standard" style:list-style-name="L3">
      <style:text-properties officeooo:rsid="000ec29e" officeooo:paragraph-rsid="000ec29e"/>
    </style:style>
    <style:style style:name="P7" style:family="paragraph" style:parent-style-name="Standard" style:list-style-name="L3">
      <style:text-properties officeooo:rsid="000ff3fb" officeooo:paragraph-rsid="000ff3fb"/>
    </style:style>
    <style:style style:name="P8" style:family="paragraph" style:parent-style-name="Standard">
      <style:text-properties officeooo:rsid="000ff3fb" officeooo:paragraph-rsid="000ff3fb"/>
    </style:style>
    <style:style style:name="P9" style:family="paragraph" style:parent-style-name="Standard" style:list-style-name="L3">
      <style:text-properties officeooo:rsid="0011f0bb" officeooo:paragraph-rsid="0011f0bb"/>
    </style:style>
    <style:style style:name="P10" style:family="paragraph" style:parent-style-name="Standard">
      <style:text-properties officeooo:rsid="0014b7a5" officeooo:paragraph-rsid="0014b7a5"/>
    </style:style>
    <style:style style:name="P11" style:family="paragraph" style:parent-style-name="Table_20_Contents">
      <style:text-properties officeooo:rsid="000d5208" officeooo:paragraph-rsid="000d5208"/>
    </style:style>
    <style:style style:name="T1" style:family="text">
      <style:text-properties officeooo:rsid="000d5208"/>
    </style:style>
    <style:style style:name="T2" style:family="text">
      <style:text-properties officeooo:rsid="000ec29e"/>
    </style:style>
    <style:style style:name="T3" style:family="text">
      <style:text-properties officeooo:rsid="000ff3fb"/>
    </style:style>
    <style:style style:name="T4" style:family="text">
      <style:text-properties officeooo:rsid="0011bda2"/>
    </style:style>
    <style:style style:name="T5" style:family="text">
      <style:text-properties officeooo:rsid="0012e7d9"/>
    </style:style>
    <style:style style:name="T6" style:family="text">
      <style:text-properties officeooo:rsid="0015d36c"/>
    </style:style>
    <style:style style:name="T7" style:family="text">
      <style:text-properties officeooo:rsid="00183b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ng Toronto Fire Services Incident Data</text:p>
      <text:p text:style-name="P1">CKME 136 Capstone Project</text:p>
      <text:p text:style-name="P1">By Geoffrey Clark</text:p>
      <text:p text:style-name="P1"/>
      <text:p text:style-name="P1">Overview</text:p>
      <text:p text:style-name="P1"/>
      <text:p text:style-name="P1">The goal of this project is to mine the Open Toronto Fire Services Incident Data which has been published on the Toronto Open Data Catalogue. Any patterns or discoveries <text:span text:style-name="T7">are</text:span> reported upon, however, the ultimate goal is some form of predictive model which will be able to classify incidents based on data that is available at initial call time via Computer Aided Dispatch or other Incident Monitoring processes. </text:p>
      <text:p text:style-name="P1"/>
      <text:p text:style-name="P3">Timeline &amp; Deliverables</text:p>
      <text:p text:style-name="P3"/>
      <text:p text:style-name="P2"><text:span text:style-name="T1">This project has been undertaken as a Capstone Project for Ryerson's CKME136 and is a requisition for completion of the Big Data Analytics and Predictive Analytics Certificate. As this is a University course certain timeframes, deadlines and expectations must be met. Below are some of the important dates of submission. Relevant documents can be found in /docs. </text:span></text:p>
      <text:p text:style-name="P2"/>
      <table:table table:name="Table1" table:style-name="Table1">
        <table:table-column table:style-name="Table1.A" table:number-columns-repeated="3"/>
        <table:table-row>
          <table:table-cell table:style-name="Table1.A1" office:value-type="string">
            <text:p text:style-name="P11">Date</text:p>
          </table:table-cell>
          <table:table-cell table:style-name="Table1.A1" office:value-type="string">
            <text:p text:style-name="P11">Objective</text:p>
          </table:table-cell>
          <table:table-cell table:style-name="Table1.C1" office:value-type="string">
            <text:p text:style-name="P11">Deliverable</text:p>
          </table:table-cell>
        </table:table-row>
        <table:table-row>
          <table:table-cell table:style-name="Table1.A2" office:value-type="string">
            <text:p text:style-name="P11">21 May 2018</text:p>
          </table:table-cell>
          <table:table-cell table:style-name="Table1.A2" office:value-type="string">
            <text:p text:style-name="P11">Project abstract as described above</text:p>
          </table:table-cell>
          <table:table-cell table:style-name="Table1.C2" office:value-type="string">
            <text:p text:style-name="P11">A Word or PDF document on D2L</text:p>
          </table:table-cell>
        </table:table-row>
        <table:table-row>
          <table:table-cell table:style-name="Table1.A2" office:value-type="string">
            <text:p text:style-name="P11">11 June 2018</text:p>
          </table:table-cell>
          <table:table-cell table:style-name="Table1.A2" office:value-type="string">
            <text:p text:style-name="P11">Literature review, data description and approach</text:p>
          </table:table-cell>
          <table:table-cell table:style-name="Table1.C2" office:value-type="string">
            <text:p text:style-name="P11">A word of PDF document on D2L</text:p>
          </table:table-cell>
        </table:table-row>
        <table:table-row>
          <table:table-cell table:style-name="Table1.A2" office:value-type="string">
            <text:p text:style-name="P11">09 July 2018</text:p>
          </table:table-cell>
          <table:table-cell table:style-name="Table1.A2" office:value-type="string">
            <text:p text:style-name="P11">Initial Results and the Code</text:p>
          </table:table-cell>
          <table:table-cell table:style-name="Table1.C2" office:value-type="string">
            <text:p text:style-name="P11">Discuss by meeting with supervisor</text:p>
          </table:table-cell>
        </table:table-row>
        <table:table-row>
          <table:table-cell table:style-name="Table1.A2" office:value-type="string">
            <text:p text:style-name="P11">30 July 2018</text:p>
          </table:table-cell>
          <table:table-cell table:style-name="Table1.A2" office:value-type="string">
            <text:p text:style-name="P11">Final Results and the project report</text:p>
          </table:table-cell>
          <table:table-cell table:style-name="Table1.C2" office:value-type="string">
            <text:p text:style-name="P11">A word of PDF document on D2L</text:p>
          </table:table-cell>
        </table:table-row>
        <table:table-row>
          <table:table-cell table:style-name="Table1.A2" office:value-type="string">
            <text:p text:style-name="P11">06 - 10 August 2018</text:p>
          </table:table-cell>
          <table:table-cell table:style-name="Table1.A2" office:value-type="string">
            <text:p text:style-name="P11">Final Presentations</text:p>
          </table:table-cell>
          <table:table-cell table:style-name="Table1.C2" office:value-type="string">
            <text:p text:style-name="P11">To be done in a classroom</text:p>
          </table:table-cell>
        </table:table-row>
      </table:table>
      <text:p text:style-name="P3"/>
      <text:p text:style-name="P3"/>
      <text:p text:style-name="P3">The Data</text:p>
      <text:p text:style-name="P3"/>
      <text:p text:style-name="P3">The data used in this project is the Toronto Fire Services Incident Data published on the Toronto Open Data Catalog. The data set is published as XML<text:span text:style-name="T2"> and, initially retrieved in May 2018, contains incident and responding unit data pertaining to approximately 720,000 Fire Services Incidents which occurred between the years of 2011 and 2016. In order to better explore the data the nested XML structure is converted to tabular .csv documents and imported into an R data.frame. </text:span></text:p>
      <text:p text:style-name="P4"/>
      <text:p text:style-name="P4">Tools Used</text:p>
      <text:list xml:id="list7397731517817333326" text:style-name="L1">
        <text:list-item>
          <text:p text:style-name="P5">XQuery</text:p>
        </text:list-item>
        <text:list-item>
          <text:p text:style-name="P5">Bash Scripting</text:p>
        </text:list-item>
        <text:list-item>
          <text:p text:style-name="P5">R</text:p>
        </text:list-item>
      </text:list>
      <text:p text:style-name="P4"/>
      <text:p text:style-name="P4">Initial Analysis</text:p>
      <text:p text:style-name="P4"/>
      <text:p text:style-name="P4"><text:soft-page-break/>Initial analysis in this project is primarily concerned with understanding the 100 features of the data set, their types, missing values, proportions and associated graphics. <text:span text:style-name="T3">Further features were created using existing features such as Time-to-arrival (difference in time between initial call and on-scene time), and groupings of categorical features with many levels (property, event &amp; response types). </text:span>Relationships among the <text:span text:style-name="T3">features</text:span> are also explored<text:span text:style-name="T3"> using statistical methods and data mining techniques. </text:span></text:p>
      <text:p text:style-name="P4"/>
      <text:p text:style-name="P4">Tools Used</text:p>
      <text:list xml:id="list57506108007351446" text:style-name="L3">
        <text:list-item>
          <text:p text:style-name="P6">Statistical Tests: Chi-Square test of independence<text:span text:style-name="T3"> (Pearson)</text:span></text:p>
        </text:list-item>
        <text:list-item>
          <text:p text:style-name="P7">Association Rules (Apriori Algorithm)</text:p>
        </text:list-item>
        <text:list-item>
          <text:p text:style-name="P7">R Packages:</text:p>
          <text:list>
            <text:list-item>
              <text:p text:style-name="P7"><text:span text:style-name="T5">b</text:span>ase</text:p>
            </text:list-item>
            <text:list-item>
              <text:p text:style-name="P7"><text:span text:style-name="T5">s</text:span>tats</text:p>
            </text:list-item>
            <text:list-item>
              <text:p text:style-name="P7">ggplot2</text:p>
            </text:list-item>
            <text:list-item>
              <text:p text:style-name="P7">tidyverse</text:p>
            </text:list-item>
            <text:list-item>
              <text:p text:style-name="P9">arules</text:p>
            </text:list-item>
          </text:list>
        </text:list-item>
      </text:list>
      <text:p text:style-name="P1"/>
      <text:p text:style-name="P8">Initial Results</text:p>
      <text:p text:style-name="P8"/>
      <text:p text:style-name="P8">The initial results of this project have revealed associations between features including EVENT_GROUP, ALARM_TO_FD, <text:span text:style-name="T4">RESPONSE_GROUP, EVENT_GROUP and PROPERTY_GROUP. Somewhat surprisingly no association has yet been found between these features and day of the week or time of day.</text:span></text:p>
      <text:p text:style-name="P8"/>
      <text:p text:style-name="P10">Further Objectives</text:p>
      <text:p text:style-name="P10"/>
      <text:p text:style-name="P10">The <text:span text:style-name="T6">predictive modeling portion of this project has yet to be completed. This document will be updated with further results and outcomes once they are available. Feel free to contact the author with any questions, concerns or comments. </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08:47:39.176871000</meta:creation-date>
    <dc:date>2018-07-09T09:47:14.096910000</dc:date>
    <meta:editing-duration>PT49M29S</meta:editing-duration>
    <meta:editing-cycles>10</meta:editing-cycles>
    <meta:generator>LibreOffice/5.2.2.2$MacOSX_X86_64 LibreOffice_project/8f96e87c890bf8fa77463cd4b640a2312823f3ad</meta:generator>
    <meta:document-statistic meta:table-count="1" meta:image-count="0" meta:object-count="0" meta:page-count="2" meta:paragraph-count="46" meta:word-count="488" meta:character-count="3040" meta:non-whitespace-character-count="2604"/>
  </office:meta>
</office:document-meta>
</file>